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6b9072" style:parent-style-name="Default_20_Paragraph_20_Font">
      <style:text-properties fo:font-weight="bold" style:font-weight-asian="bold"/>
    </style:style>
    <style:style style:family="text" style:name="a668384" style:parent-style-name="Default_20_Paragraph_20_Font">
      <style:text-properties fo:font-style="italic" style:font-style-asian="italic"/>
    </style:style>
    <style:style style:family="text" style:name="a75b29d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dbb95f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2dd253" style:parent-style-name="Default_20_Paragraph_20_Font">
      <style:text-properties fo:color="#ff0000"/>
    </style:style>
    <style:style style:family="text" style:name="a4d38cd" style:parent-style-name="Default_20_Paragraph_20_Font">
      <style:text-properties fo:background-color="#ffff00"/>
    </style:style>
    <style:style style:family="text" style:name="a4b1f89" style:parent-style-name="Default_20_Paragraph_20_Font">
      <style:text-properties style:text-position="sub 67%"/>
    </style:style>
    <style:style style:family="text" style:name="adb1b18" style:parent-style-name="Default_20_Paragraph_20_Font">
      <style:text-properties style:text-position="super 67%"/>
    </style:style>
    <style:style style:family="text" style:name="a9d6359" style:parent-style-name="Default_20_Paragraph_20_Font">
      <style:text-properties fo:font-size="16pt" style:font-size-asian="16pt" style:font-size-complex="16pt"/>
    </style:style>
    <style:style style:family="text" style:name="a8da9de" style:parent-style-name="Default_20_Paragraph_20_Font">
      <style:text-properties style:font-name="Courier New" style:font-name-complex="Courier New"/>
    </style:style>
    <style:style style:family="text" style:name="a85fa2d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212eaf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6b9072">Lorem<text:s/>abcd ipsum</text:span> dolor sit amet…</text:p>
      <text:h text:outline-level="2" text:style-name="Heading_20_2">Italic</text:h>
      <text:p text:style-name="Normal"><text:span text:style-name="a668384">Lorem ipsum</text:span> dolor sit amet…</text:p>
      <text:h text:outline-level="2" text:style-name="Heading_20_2">Underline</text:h>
      <text:p text:style-name="Normal"><text:span text:style-name="a75b29d">Lorem ipsum</text:span> dolor sit amet…</text:p>
      <text:h text:outline-level="2" text:style-name="Heading_20_2">Bold+Italic+Underline</text:h>
      <text:p text:style-name="Normal"><text:span text:style-name="adbb95f">Lorem ipsum</text:span> dolor sit amet…</text:p>
      <text:h text:outline-level="2" text:style-name="Heading_20_2">Text Color</text:h>
      <text:p text:style-name="Normal"><text:span text:style-name="a2dd253">Lorem ipsum</text:span> dolor sit amet…</text:p>
      <text:h text:outline-level="2" text:style-name="Heading_20_2">Highlight Color</text:h>
      <text:p text:style-name="Normal"><text:span text:style-name="a4d38cd">Lorem ipsum</text:span> dolor sit amet…</text:p>
      <text:h text:outline-level="2" text:style-name="Heading_20_2">Subscript + Superscript</text:h>
      <text:p text:style-name="Normal"><text:span text:style-name="a4b1f89">Lorem</text:span> <text:span text:style-name="adb1b18">ipsum</text:span> dolor sit amet…</text:p>
      <text:h text:outline-level="2" text:style-name="Heading_20_2">Font Size</text:h>
      <text:p text:style-name="Normal"><text:span text:style-name="a9d6359">Lorem ipsum</text:span> dolor sit amet…</text:p>
      <text:h text:outline-level="2" text:style-name="Heading_20_2">Font Name</text:h>
      <text:p text:style-name="Normal"><text:span text:style-name="a8da9de">Lorem ipsum</text:span> dolor sit amet…</text:p>
      <text:h text:outline-level="2" text:style-name="Heading_20_2">Strikethrough</text:h>
      <text:p text:style-name="Marginalia"><text:span text:style-name="a85fa2d">Lorem ipsum</text:span> do<text:span text:style-name="T13">lor sit </text:span>amet…</text:p>
      <text:h text:outline-level="2" text:style-name="Heading_20_2">Double Strikethrough</text:h>
      <text:p text:style-name="Marginalia"><text:span text:style-name="a212eaf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8-04-06T23:27:09</dc:date>
    <meta:editing-cycles>5</meta:editing-cycles>
    <meta:editing-duration>PT0.159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